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ousInfo.setQueryString(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Info.setForm( Action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Info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Info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Info.PreviousInfo( ActionForm form ,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